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xcel2LaTeX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angeAddres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CellWidth</text:p>
          </table:table-cell>
          <table:table-cell office:value-type="string" table:style-name="ce1">
            <text:p>Indent</text:p>
          </table:table-cell>
          <table:table-cell office:value-type="string" table:style-name="ce1">
            <text:p>FileName</text:p>
          </table:table-cell>
          <table:table-cell table:number-columns-repeated="16379"/>
        </table:table-row>
        <table:table-row table:style-name="ro1">
          <table:table-cell office:value-type="float" office:value="99" table:formula="msoxl:=COUNT(Länge!$B$7:$C$56)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belle1.tex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  <table:table table:name="Länge" table:style-name="ta2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6381" table:default-cell-style-name="ce1"/>
        <table:table-row table:style-name="ro1">
          <table:table-cell office:value-type="string" table:style-name="ce1">
            <text:p>Länge in px</text:p>
          </table:table-cell>
          <table:table-cell office:value-type="string" table:style-name="ce1">
            <text:p>#Linie</text:p>
          </table:table-cell>
          <table:table-cell office:value-type="string" table:style-name="ce2">
            <text:p>Länge in A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.484375" table:formula="msoxl:=A2*10/256" table:style-name="ce3">
            <text:p>1,4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.1328125" table:formula="msoxl:=A3*10/256" table:style-name="ce3">
            <text:p>1,1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.9765625" table:formula="msoxl:=A4*10/256" table:style-name="ce3">
            <text:p>0,9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.5234375" table:formula="msoxl:=A5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.4453125" table:formula="msoxl:=A6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.3671875" table:formula="msoxl:=A7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0.859375" table:formula="msoxl:=A8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1.40625" table:formula="msoxl:=A9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0.9375" table:formula="msoxl:=A10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.5625" table:formula="msoxl:=A11*10/256" table:style-name="ce3">
            <text:p>1,5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0.9375" table:formula="msoxl:=A12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1.25" table:formula="msoxl:=A13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0.859375" table:formula="msoxl:=A14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1.328125" table:formula="msoxl:=A15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.3671875" table:formula="msoxl:=A16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1.484375" table:formula="msoxl:=A17*10/256" table:style-name="ce3">
            <text:p>1,4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1.40625" table:formula="msoxl:=A18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0.9375" table:formula="msoxl:=A19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1.328125" table:formula="msoxl:=A20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.78125" table:formula="msoxl:=A21*10/256" table:style-name="ce3">
            <text:p>0,7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.5234375" table:formula="msoxl:=A22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1.328125" table:formula="msoxl:=A23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1.25" table:formula="msoxl:=A24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0.859375" table:formula="msoxl:=A25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.171875" table:formula="msoxl:=A26*10/256" table:style-name="ce3">
            <text:p>1,1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1.5234375" table:formula="msoxl:=A27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1.5625" table:formula="msoxl:=A28*10/256" table:style-name="ce3">
            <text:p>1,5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1.40625" table:formula="msoxl:=A29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1.25" table:formula="msoxl:=A30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0.7421875" table:formula="msoxl:=A31*10/256" table:style-name="ce3">
            <text:p>0,7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1.3671875" table:formula="msoxl:=A32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.25" table:formula="msoxl:=A33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0.9765625" table:formula="msoxl:=A34*10/256" table:style-name="ce3">
            <text:p>0,9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.328125" table:formula="msoxl:=A35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.328125" table:formula="msoxl:=A36*10/256" table:style-name="ce3">
            <text:p>1,3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6" table:style-name="ce1">
            <text:p>3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0.859375" table:formula="msoxl:=A38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1.25" table:formula="msoxl:=A39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0.859375" table:formula="msoxl:=A40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1.4453125" table:formula="msoxl:=A41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.40625" table:formula="msoxl:=A42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0.9375" table:formula="msoxl:=A43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1.2109375" table:formula="msoxl:=A44*10/256" table:style-name="ce3">
            <text:p>1,2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1.4453125" table:formula="msoxl:=A45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0.9375" table:formula="msoxl:=A46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1.2890625" table:formula="msoxl:=A47*10/256" table:style-name="ce3">
            <text:p>1,2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0.8203125" table:formula="msoxl:=A48*10/256" table:style-name="ce3">
            <text:p>0,8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1.4453125" table:formula="msoxl:=A49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1.171875" table:formula="msoxl:=A50*10/256" table:style-name="ce3">
            <text:p>1,1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0.78125" table:formula="msoxl:=A51*10/256" table:style-name="ce3">
            <text:p>0,7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1.1328125" table:formula="msoxl:=A52*10/256" table:style-name="ce3">
            <text:p>1,1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.6796875" table:formula="msoxl:=A53*10/256" table:style-name="ce3">
            <text:p>1,6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0.859375" table:formula="msoxl:=A54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1.09375" table:formula="msoxl:=A55*10/256" table:style-name="ce3">
            <text:p>1,0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1.6015625" table:formula="msoxl:=A56*10/256" table:style-name="ce3">
            <text:p>1,60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table table:name="Winkel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#Winkel</text:p>
          </table:table-cell>
          <table:table-cell office:value-type="string" table:style-name="ce1">
            <text:p>Gra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Winkel_nochmal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#Winkel</text:p>
          </table:table-cell>
          <table:table-cell office:value-type="string" table:style-name="ce1">
            <text:p>Gra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Christian</dc:creator>
    <meta:creation-date>2014-10-25T11:08:09Z</meta:creation-date>
    <dc:date>2014-10-27T13:04:30Z</dc:date>
    <meta:editing-duration>PT0S</meta:editing-duration>
  </office:meta>
</office:document-meta>
</file>